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1facc0" officeooo:paragraph-rsid="001facc0" style:font-style-asian="normal" style:font-style-complex="normal"/>
    </style:style>
    <style:style style:name="P2" style:family="paragraph" style:parent-style-name="Standard">
      <style:paragraph-properties fo:text-align="justify" style:justify-single-word="false"/>
      <style:text-properties fo:font-style="normal" officeooo:rsid="001facc0" officeooo:paragraph-rsid="003210ec" style:font-style-asian="normal" style:font-style-complex="normal"/>
    </style:style>
    <style:style style:name="P3" style:family="paragraph" style:parent-style-name="Standard">
      <style:paragraph-properties fo:text-align="justify" style:justify-single-word="false"/>
      <style:text-properties fo:font-style="normal" officeooo:rsid="00214b0d" officeooo:paragraph-rsid="0021eeb7" style:font-style-asian="normal" style:font-style-complex="normal"/>
    </style:style>
    <style:style style:name="P4" style:family="paragraph" style:parent-style-name="Standard">
      <style:paragraph-properties fo:text-align="justify" style:justify-single-word="false"/>
      <style:text-properties fo:font-style="normal" officeooo:rsid="0021eeb7" officeooo:paragraph-rsid="0021eeb7" style:font-style-asian="normal" style:font-style-complex="normal"/>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36ea8" officeooo:paragraph-rsid="00236ea8"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text-underline-style="none" fo:font-weight="normal" officeooo:rsid="0023e19e" officeooo:paragraph-rsid="0023e19e"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text-underline-style="none" fo:font-weight="normal" officeooo:rsid="0024484b" officeooo:paragraph-rsid="0024484b"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none" fo:font-weight="normal" officeooo:rsid="00259d7e" officeooo:paragraph-rsid="00259d7e"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style:text-underline-style="none" fo:font-weight="normal" officeooo:rsid="002760a9" officeooo:paragraph-rsid="002760a9"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style:text-underline-style="none" fo:font-weight="normal" officeooo:rsid="002938e7" officeooo:paragraph-rsid="002938e7"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style:text-underline-style="none" fo:font-weight="normal" officeooo:rsid="002d7104" officeooo:paragraph-rsid="002d7104"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style:text-underline-style="none" fo:font-weight="normal" officeooo:rsid="002d7104" officeooo:paragraph-rsid="004ec748"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style:text-underline-style="none" fo:font-weight="normal" officeooo:rsid="002f3a8c" officeooo:paragraph-rsid="002fa57d"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style:text-underline-style="none" fo:font-weight="normal" officeooo:rsid="002fa57d" officeooo:paragraph-rsid="002fa57d"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style:text-underline-style="none" fo:font-weight="normal" officeooo:rsid="002a9d9b" officeooo:paragraph-rsid="002a9d9b"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normal" officeooo:rsid="002a9d9b" officeooo:paragraph-rsid="002b05f3"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style:text-underline-style="none" fo:font-weight="normal" officeooo:rsid="002b05f3" officeooo:paragraph-rsid="002b05f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style:text-underline-style="none" fo:font-weight="normal" officeooo:rsid="002b41c0" officeooo:paragraph-rsid="002b41c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style:text-underline-style="none" fo:font-weight="normal" officeooo:rsid="002d32a0" officeooo:paragraph-rsid="002d32a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style:text-underline-style="none" fo:font-weight="normal" officeooo:rsid="002d32a0" officeooo:paragraph-rsid="0041440a"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style:text-underline-style="none" fo:font-weight="normal" officeooo:rsid="003a14f3" officeooo:paragraph-rsid="003a14f3"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style:text-underline-style="none" fo:font-weight="normal" officeooo:rsid="003a14f3" officeooo:paragraph-rsid="004b1081"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style:text-underline-style="none" fo:font-weight="normal" officeooo:rsid="003dde3b" officeooo:paragraph-rsid="003dde3b"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style:text-underline-style="none" fo:font-weight="normal" officeooo:rsid="003f2b27" officeooo:paragraph-rsid="003f2b27"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3f2b27" officeooo:paragraph-rsid="0041440a"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ize="15pt" fo:font-weight="bold" officeooo:rsid="001facc0" officeooo:paragraph-rsid="001facc0" style:font-size-asian="15pt" style:font-weight-asian="bold" style:font-size-complex="15pt" style:font-weight-complex="bold"/>
    </style:style>
    <style:style style:name="P27" style:family="paragraph" style:parent-style-name="Standard">
      <style:paragraph-properties fo:text-align="justify" style:justify-single-word="false"/>
      <style:text-properties style:text-underline-style="solid" style:text-underline-width="auto" style:text-underline-color="font-color" fo:font-weight="bold" officeooo:rsid="00263378" officeooo:paragraph-rsid="001facc0" style:font-weight-asian="bold" style:font-weight-complex="bold"/>
    </style:style>
    <style:style style:name="P28" style:family="paragraph" style:parent-style-name="Standard">
      <style:paragraph-properties fo:text-align="justify" style:justify-single-word="false"/>
      <style:text-properties style:text-underline-style="solid" style:text-underline-width="auto" style:text-underline-color="font-color" fo:font-weight="bold" officeooo:rsid="001facc0" officeooo:paragraph-rsid="001facc0" style:font-weight-asian="bold" style:font-weight-complex="bold"/>
    </style:style>
    <style:style style:name="P29" style:family="paragraph" style:parent-style-name="Standard">
      <style:paragraph-properties fo:text-align="justify" style:justify-single-word="false"/>
      <style:text-properties style:text-underline-style="none" fo:font-weight="normal" officeooo:rsid="00263378" officeooo:paragraph-rsid="00263378" style:font-weight-asian="normal" style:font-weight-complex="normal"/>
    </style:style>
    <style:style style:name="P30" style:family="paragraph" style:parent-style-name="Standard">
      <style:paragraph-properties fo:text-align="justify" style:justify-single-word="false"/>
      <style:text-properties fo:font-style="italic" officeooo:rsid="001facc0" officeooo:paragraph-rsid="001facc0" style:font-style-asian="italic" style:font-style-complex="italic"/>
    </style:style>
    <style:style style:name="P31" style:family="paragraph" style:parent-style-name="Standard">
      <style:paragraph-properties fo:text-align="justify" style:justify-single-word="false"/>
      <style:text-properties fo:font-style="italic" officeooo:rsid="00214b0d" officeooo:paragraph-rsid="0021eeb7" style:font-style-asian="italic" style:font-style-complex="italic"/>
    </style:style>
    <style:style style:name="P32" style:family="paragraph" style:parent-style-name="Standard">
      <style:paragraph-properties fo:text-align="justify" style:justify-single-word="false"/>
      <style:text-properties fo:font-style="italic" style:text-underline-style="none" fo:font-weight="normal" officeooo:rsid="0023e19e" officeooo:paragraph-rsid="0024484b"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style:text-underline-style="none" fo:font-weight="normal" officeooo:rsid="0024484b" officeooo:paragraph-rsid="0024484b"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style:text-underline-style="none" fo:font-weight="normal" officeooo:rsid="00259d7e" officeooo:paragraph-rsid="00259d7e"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style="italic" style:text-underline-style="none" fo:font-weight="normal" officeooo:rsid="002760a9" officeooo:paragraph-rsid="002760a9"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font-style="italic" style:text-underline-style="none" fo:font-weight="normal" officeooo:rsid="002938e7" officeooo:paragraph-rsid="002938e7"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style:text-underline-style="none" fo:font-weight="normal" officeooo:rsid="002d7104" officeooo:paragraph-rsid="002d7104"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font-style="italic" style:text-underline-style="none" fo:font-weight="normal" officeooo:rsid="002fa57d" officeooo:paragraph-rsid="002fa57d"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fo:font-style="italic" style:text-underline-style="none" fo:font-weight="normal" officeooo:rsid="002a9d9b" officeooo:paragraph-rsid="002a9d9b"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fo:font-style="italic" style:text-underline-style="none" fo:font-weight="normal" officeooo:rsid="002d32a0" officeooo:paragraph-rsid="002d32a0"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style:text-underline-style="none" fo:font-weight="normal" officeooo:rsid="00263378" officeooo:paragraph-rsid="005d6aaa" style:font-weight-asian="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rsid="002d7104" officeooo:paragraph-rsid="002d7104"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style:text-underline-style="solid" style:text-underline-width="auto" style:text-underline-color="font-color" fo:font-weight="bold" officeooo:rsid="005a9d7b" officeooo:paragraph-rsid="005a9d7b" style:font-weight-asian="bold" style:font-weight-complex="bold"/>
    </style:style>
    <style:style style:name="P44" style:family="paragraph" style:parent-style-name="Standard">
      <style:paragraph-properties fo:text-align="justify" style:justify-single-word="false"/>
      <style:text-properties officeooo:rsid="001facc0" officeooo:paragraph-rsid="001facc0"/>
    </style:style>
    <style:style style:name="T1" style:family="text">
      <style:text-properties officeooo:rsid="00214b0d"/>
    </style:style>
    <style:style style:name="T2" style:family="text">
      <style:text-properties officeooo:rsid="0021eeb7"/>
    </style:style>
    <style:style style:name="T3" style:family="text">
      <style:text-properties officeooo:rsid="0024484b"/>
    </style:style>
    <style:style style:name="T4" style:family="text">
      <style:text-properties officeooo:rsid="002760a9"/>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b05f3" style:font-style-asian="italic" style:font-style-complex="italic"/>
    </style:style>
    <style:style style:name="T8" style:family="text">
      <style:text-properties fo:font-style="italic" officeooo:rsid="005795c4" style:font-style-asian="italic" style:font-style-complex="italic"/>
    </style:style>
    <style:style style:name="T9" style:family="text">
      <style:text-properties officeooo:rsid="002fa57d"/>
    </style:style>
    <style:style style:name="T10" style:family="text">
      <style:text-properties officeooo:rsid="003044ff"/>
    </style:style>
    <style:style style:name="T11" style:family="text">
      <style:text-properties officeooo:rsid="0031eb51"/>
    </style:style>
    <style:style style:name="T12" style:family="text">
      <style:text-properties officeooo:rsid="003210ec"/>
    </style:style>
    <style:style style:name="T13" style:family="text">
      <style:text-properties officeooo:rsid="0034d208"/>
    </style:style>
    <style:style style:name="T14" style:family="text">
      <style:text-properties officeooo:rsid="0035fdec"/>
    </style:style>
    <style:style style:name="T15" style:family="text">
      <style:text-properties officeooo:rsid="0037b77f"/>
    </style:style>
    <style:style style:name="T16" style:family="text">
      <style:text-properties officeooo:rsid="0038a505"/>
    </style:style>
    <style:style style:name="T17" style:family="text">
      <style:text-properties officeooo:rsid="003a14f3"/>
    </style:style>
    <style:style style:name="T18" style:family="text">
      <style:text-properties officeooo:rsid="003b964a"/>
    </style:style>
    <style:style style:name="T19" style:family="text">
      <style:text-properties officeooo:rsid="003cfcc7"/>
    </style:style>
    <style:style style:name="T20" style:family="text">
      <style:text-properties officeooo:rsid="003dcbf3"/>
    </style:style>
    <style:style style:name="T21" style:family="text">
      <style:text-properties officeooo:rsid="003dde3b"/>
    </style:style>
    <style:style style:name="T22" style:family="text">
      <style:text-properties officeooo:rsid="003f2b27"/>
    </style:style>
    <style:style style:name="T23" style:family="text">
      <style:text-properties officeooo:rsid="0041440a"/>
    </style:style>
    <style:style style:name="T24" style:family="text">
      <style:text-properties officeooo:rsid="00424aa2"/>
    </style:style>
    <style:style style:name="T25" style:family="text">
      <style:text-properties officeooo:rsid="0043af43"/>
    </style:style>
    <style:style style:name="T26" style:family="text">
      <style:text-properties officeooo:rsid="0048f348"/>
    </style:style>
    <style:style style:name="T27" style:family="text">
      <style:text-properties officeooo:rsid="004b1081"/>
    </style:style>
    <style:style style:name="T28" style:family="text">
      <style:text-properties officeooo:rsid="004ba7e5"/>
    </style:style>
    <style:style style:name="T29" style:family="text">
      <style:text-properties officeooo:rsid="004ec748"/>
    </style:style>
    <style:style style:name="T30" style:family="text">
      <style:text-properties officeooo:rsid="001facc0"/>
    </style:style>
    <style:style style:name="T31" style:family="text">
      <style:text-properties officeooo:rsid="00504b63"/>
    </style:style>
    <style:style style:name="T32" style:family="text">
      <style:text-properties officeooo:rsid="005188e6"/>
    </style:style>
    <style:style style:name="T33" style:family="text">
      <style:text-properties officeooo:rsid="0054a84c"/>
    </style:style>
    <style:style style:name="T34" style:family="text">
      <style:text-properties officeooo:rsid="005795c4"/>
    </style:style>
    <style:style style:name="T35" style:family="text">
      <style:text-properties officeooo:rsid="00598199"/>
    </style:style>
    <style:style style:name="T36" style:family="text">
      <style:text-properties officeooo:rsid="005a9d7b"/>
    </style:style>
    <style:style style:name="T37" style:family="text">
      <style:text-properties officeooo:rsid="005abcd3"/>
    </style:style>
    <style:style style:name="T38" style:family="text">
      <style:text-properties officeooo:rsid="005c8c45"/>
    </style:style>
    <style:style style:name="T39" style:family="text">
      <style:text-properties officeooo:rsid="005e4e93"/>
    </style:style>
    <style:style style:name="T40" style:family="text">
      <style:text-properties officeooo:rsid="00602507"/>
    </style:style>
    <style:style style:name="T41" style:family="text">
      <style:text-properties officeooo:rsid="00605008"/>
    </style:style>
    <style:style style:name="T42" style:family="text">
      <style:text-properties officeooo:rsid="00628c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esponse to Reviewers – Paper Submission (AURO-D-17-00250)</text:p>
      <text:p text:style-name="P26">Title: Disambiguation of Human Intent Through Control Space Selection</text:p>
      <text:p text:style-name="P27"/>
      <text:p text:style-name="P43"/>
      <text:p text:style-name="P41"><text:span text:style-name="T36">We sincerely thank all the reviewers for taking the time to provide us with useful feedback and insightful revuews.. We will be responding to all the major concerns raised by all the reviewers separately and will discuss the relevant changes that have been incorporated in the revised version of the document. </text:span></text:p>
      <text:p text:style-name="P41"/>
      <text:p text:style-name="P41"><text:span text:style-name="T39">Overall, w</text:span>e have significantly improved the clarity and rigor of our writing <text:span text:style-name="T36">and have</text:span> <text:span text:style-name="T35">motivated</text:span> the problem <text:span text:style-name="T37">much more</text:span> clear<text:span text:style-name="T37">ly</text:span>. <text:span text:style-name="T37">We have also</text:span> <text:span text:style-name="T37">clarified</text:span> the intuition behind the choice of our <text:span text:style-name="T10">approach and disambiguation </text:span>metric <text:span text:style-name="T38">and have included a comparison of our dynamic field theory based intent inference approach and a Bayesian inference approach used widely in shared autonomy settings.</text:span> We have also presented results from the <text:span text:style-name="T11">user survey highlighting users' perception of the disambiguation system. </text:span></text:p>
      <text:p text:style-name="P29"/>
      <text:p text:style-name="P28"><text:span text:style-name="T24">Response to </text:span>Guest Editor:</text:p>
      <text:p text:style-name="P44"/>
      <text:p text:style-name="P30">(1) Improve clarity and rigor</text:p>
      <text:p text:style-name="P30"/>
      <text:p text:style-name="P1">We have significantly improved the clarity of writing <text:span text:style-name="T12">and have motivated </text:span>the problem <text:span text:style-name="T40">much more clearly. </text:span>We have also provided more explanation as to the intuition behind our approach, thereby addressing some of the concerns raised by Reviewer #1 and #3 <text:span text:style-name="T41">(Section 3.1). </text:span></text:p>
      <text:p text:style-name="P1"/>
      <text:p text:style-name="P30">(2) Baseline comparison</text:p>
      <text:p text:style-name="P30"/>
      <text:p text:style-name="P2">We have provided some comparison <text:span text:style-name="T12">of the dynamic field theory based intent inference approach and a standard Bayesian inference approach used widely in shared autonomy. We compare the two approaches in a dummy context in which there are three goals and the user teleoperates the robot to reach for the goals one after the other.. </text:span></text:p>
      <text:p text:style-name="P2"/>
      <text:p text:style-name="P2">The <text:span text:style-name="T14">core </text:span>idea behind the present paper is to <text:span text:style-name="T12">investigate </text:span>what features of <text:span text:style-name="T12">shape of </text:span>the probability distribution over goals can be most beneficial for intent disambiguation purposes. <text:span text:style-name="T12">We acknowledge that i</text:span>nformation theoretic notion of entropy can be used for the same purpose. <text:span text:style-name="T13">However, a change in entropy of a distribution is typically accompanied by a change in the contour/shape of the distribution.</text:span> <text:span text:style-name="T13">Therefore, </text:span>by designing a <text:span text:style-name="T15">disambiguation </text:span>heuristic such as the one presented in this paper, we get to h<text:span text:style-name="T15">ave</text:span> a closer look at <text:span text:style-name="T13">which low-level features</text:span> of the distribution contribute the most to the intent disambiguation. <text:span text:style-name="T26">Using information theoretic ideas would be next step in our work. </text:span></text:p>
      <text:p text:style-name="P1"/>
      <text:p text:style-name="P30">(3) Intuition and clarity</text:p>
      <text:p text:style-name="P1"/>
      <text:p text:style-name="P1">We have tried to provide more intuition for the choice of metrics and approach in this revised version. </text:p>
      <text:p text:style-name="P1"/>
      <text:p text:style-name="P31">(4) <text:span text:style-name="T2">Present a discussion addressing Reviewer #2's concerns regarding the experimental validation.</text:span></text:p>
      <text:p text:style-name="P3"/>
      <text:p text:style-name="P4">We have presented clarifications for Reviewer #2's concerns regarding the experimental validations. <text:span text:style-name="T16">A baseline comparison of our intent inference approach to Bayesian schemes have been presented. The discussion section has also been revised to address the points raised by the reviewers. </text:span></text:p>
      <text:p text:style-name="P4"><text:soft-page-break/></text:p>
      <text:p text:style-name="P5">Reviewer #1</text:p>
      <text:p text:style-name="P5"/>
      <text:p text:style-name="P6">a. Further analysis is required, however, for the paper to be easily reproducible and have strong impact.</text:p>
      <text:p text:style-name="P6"/>
      <text:p text:style-name="P6">We chose to restrict our analysis to the proposed disambiguation system's impact on task effort and how the subjects utilize the system. In the revised version, we also supplement our analysis by presenting some baseline comparisons of our intent inference mechanism against standard baselines. The current version of the system is designed to work with an assistive robotic manipulation setup in which the user uses a limited control interface to control the robot <text:span text:style-name="T17">to perform reaching tasks towards a set of discrete goals</text:span>. </text:p>
      <text:p text:style-name="P6"/>
      <text:p text:style-name="P32">b. <text:span text:style-name="T3">Detailed analysis for intent inference</text:span></text:p>
      <text:p text:style-name="P32"/>
      <text:p text:style-name="P22">In this revised version, we have included a baseline comparison of our dynamic field theory based intent inference approach and a standard Bayesian inference scheme (Dragan et al., 2013) widely used in the shared autonomy literature. </text:p>
      <text:p text:style-name="P21">The comparison presented in the paper assumes a dummy setting in which there are 3 discrete goals and the user teleoperates the robot in such a way that the intended goal is initially goal A, and then goal B and then goal C. It can be seen that our approach is able to track the switch in <text:span text:style-name="T27">user </text:span>intention quite successful<text:span text:style-name="T27">ly</text:span> and demonstrates comparable performance to that of the Bayesian scheme. </text:p>
      <text:p text:style-name="P7"/>
      <text:p text:style-name="P33">c. User perception of disambiguation system.</text:p>
      <text:p text:style-name="P7">We have <text:span text:style-name="T28">included </text:span>the results <text:span text:style-name="T18">from a user survey that was administered post experiment.</text:span> Subjects were asked to fill out a questionnaire after each task in which they evaluate<text:span text:style-name="T19">d</text:span> the system <text:span text:style-name="T19">and </text:span>report<text:span text:style-name="T19">ed</text:span> how <text:span text:style-name="T20">much they liked to</text:span> <text:span text:style-name="T20">operate the robot in the control modes selected by the algorithm</text:span>. </text:p>
      <text:p text:style-name="P7"/>
      <text:p text:style-name="P34">d. The paper states that "a higher value [of the mode of the probability distribution] implies that the robot has a good idea," however this is not always true.</text:p>
      <text:p text:style-name="P8"/>
      <text:p text:style-name="P8">We <text:span text:style-name="T21">believe that there has been a misinterpretation of the statement. W</text:span>e never claim that having a higher mode will result in better <text:span text:style-name="T6">disambiguation</text:span>, <text:span text:style-name="T21">rather a higher probability indicates a higher confidence that the robot has in its prediction.</text:span> It is precisely because of the reasons mentioned by the reviewer that we are considering other features (the remaining 3 components/<text:span text:style-name="T21">features</text:span>) of the probability distribution as well, to determine which control mode has higher <text:span text:style-name="T6">disambiguation </text:span><text:span text:style-name="T29">capabilities</text:span>. We have clarified this in the text as well so there there is no ambiguity as to what we mean. </text:p>
      <text:p text:style-name="P8"/>
      <text:p text:style-name="P8">In short, a single <text:span text:style-name="T21">feature</text:span> by itself is <text:span text:style-name="T21">unlikely </text:span>to disambiguate <text:span text:style-name="T21">the goals </text:span>properly. But by considering multiple features in a combined fashion, it adds to the disambiguation power. </text:p>
      <text:p text:style-name="P8"/>
      <text:p text:style-name="P34">e. In Fig. 3..., One way to improve it might be to visualize only one goal and illustrate the change of confidence for one goal.</text:p>
      <text:p text:style-name="P34"/>
      <text:p text:style-name="P8">We think disambiguation is more relevant when there are multiple goals (or else there is nothing to disambiguate for), therefore we have decided to keep the multiple goals. </text:p>
      <text:p text:style-name="P8"/>
      <text:p text:style-name="P35">f. Fig. 4 is not clear; why is best control dimension x in the right column? I suggest simplifying it using only two goals. Also, how are the C1 and C2 specified? It appears that some information was omitted from the RSS version of this work.</text:p>
      <text:p text:style-name="P35"><text:soft-page-break/></text:p>
      <text:p text:style-name="P9">As the caption mentions, the right column shows those parts of the workspace in which the best disambiguating control dimension is <text:span text:style-name="T5">Z. </text:span>Due to space constraints we have referred our readers to our original RSS paper for detailed specifications of what C1 and C2 are. However, the figure caption does mention that C1 and C2 correspond to an instantaneous proximity-based and directedness-based <text:span text:style-name="T21">heuristic</text:span> confidence function. </text:p>
      <text:p text:style-name="P9"/>
      <text:p text:style-name="P36">g. I suggest that the authors extend their related work section with recent studies on shared autonomy (see recent survey by Javdani et al., "Shared Autonomy via Hindsight Optimization for Teleoperation and Teaming"). </text:p>
      <text:p text:style-name="P36"/>
      <text:p text:style-name="P10">We taken this into account and revised our related work section accordingly. </text:p>
      <text:p text:style-name="P8"/>
      <text:p text:style-name="P5"/>
      <text:p text:style-name="P5">Reviewer #2</text:p>
      <text:p text:style-name="P5"/>
      <text:p text:style-name="P37">a. Why not Information Theoretic alternatives?</text:p>
      <text:p text:style-name="P37"/>
      <text:p text:style-name="P11">We acknowledge the use of information theoretic concepts for the purposes of active learning and information gathering actions in our related work. </text:p>
      <text:p text:style-name="P12">The motivation behind the heuristic approach is to investigate what aspects/features of the probability distribution over goals (more precisely, the shape of the distribution) inform intent disambiguation the most. Reduction in entropy is typically accompanied by a change in the shape of the probability distribution over goals. We take bottom-up approach wherein we investigated how the shape of the probability distribution evolve as the user operates the robot and we hand-engineered 4 different features (components) based on empirical insights we had during our design phase. The combination of these components is also a design decision, but would reflect the fact that the proportionalities are maintained. <text:span text:style-name="T30"><text:s/>Using information theoretic ideas would be next step in our work. </text:span></text:p>
      <text:p text:style-name="P11"/>
      <text:p text:style-name="P37">b. Erroneous claims regarding the metric?</text:p>
      <text:p text:style-name="P37"/>
      <text:p text:style-name="P11">We respectfully disagree with the statement that this is erroneous. By virtue of design, a higher value of the metric indeed corresponds to better intent disambiguation and therefore the intent inference mechanism will be able to infer the human's intent <text:span text:style-name="T21">unambiguously and </text:span>accurately. We have made this aspect clear in the revised text to avoid any potential ambiguity in interpretation. </text:p>
      <text:p text:style-name="P11"/>
      <text:p text:style-name="P37">c. Why not Bayesian?</text:p>
      <text:p text:style-name="P37"/>
      <text:p text:style-name="P13">The proposed dynamic field theory based system for intent inference is an alternative for Bayesian <text:span text:style-name="T9">and other heuristic</text:span> approaches. </text:p>
      <text:p text:style-name="P13">It is true <text:span text:style-name="T9">that</text:span> <text:span text:style-name="T5">if </text:span>a process is truly finite-order Markovian then the state is a 'sufficient statistic'. However, for human-robot interaction in the context of assistive robotics the assumption is not always correct. <text:span text:style-name="T9">Furthemore, in a Bayesian scheme, if at any time-step the likelihood is peaked (a delta function), it can result in the collapse of the posterior to a single value, thereby eliminating any memory trace. The Bayesian schemes proposed by Dragan et al. considers entire trajectories to keep the entire memory trace, however, the probabilities are proportional to a cost function that is additive and depends on the trajectory. </text:span></text:p>
      <text:p text:style-name="P13">By framing the evolution of <text:s/><text:span text:style-name="T31">the </text:span>probability <text:span text:style-name="T31">distribution </text:span>as a dynamical system, our method is <text:span text:style-name="T9">similar </text:span>to approaches in which recurrent neural nets are used for intent inference purposes. <text:span text:style-name="T32">Except, in our case </text:span><text:soft-page-break/><text:span text:style-name="T32">we opted to hand-engineer the features that would drive the dynamical system. <text:s/>However for non-Markovian processes, incorporating 'memory' is essential to ensure minimal loss of meaningful cues. <text:s/>A more complete approach might be to use an RNN, type system that can have even more long-term and sophisticated internal memory mappings (for DFT approach, the memory is encoded using a simple low pass filter. )</text:span></text:p>
      <text:p text:style-name="P13"/>
      <text:p text:style-name="P38">d. Benchmarking of proposed work.</text:p>
      <text:p text:style-name="P14"/>
      <text:p text:style-name="P23">In the revised version we have provided baseline comparison of our intent inference mechanism and a Bayesian approach that is widely used in shared autonomy setting <text:span text:style-name="T22">(</text:span>proposed by Dragan et al. (2013)<text:span text:style-name="T22">). </text:span></text:p>
      <text:p text:style-name="P24">In our comparison within a dummy context consiusting of 3 discrete goals, we show that our approach is able to perform as well as the Bayesian approach (and in some situations better). </text:p>
      <text:p text:style-name="P24"/>
      <text:p text:style-name="P24">In essence our approach, relies on the features of the raw input to determine how the probability distribution should evolve in time and does not require that the human is optimal. This is crucial in the settings of assistive robotic manipulation in which the subjects have inherent motor limitations that make optimal behavior close to impossible. </text:p>
      <text:p text:style-name="P11"/>
      <text:p text:style-name="P5">Reviewer #3</text:p>
      <text:p text:style-name="P5"/>
      <text:p text:style-name="P39">a. There are a few run-on sentences throughout the work. <text:s/>Please make sure all sentences are clear and concise. <text:s/>Similarly, there are a few very long paragraphs that could be broken up to best present one idea at a time. There are a few widows and orphans (hanging words or phrases). <text:s/>For aesthetic purposes, please watch for unnecessary white space. </text:p>
      <text:p text:style-name="P39"/>
      <text:p text:style-name="P15">We have taken into this into consideration and have revised our work accordingly. </text:p>
      <text:p text:style-name="P15"/>
      <text:p text:style-name="P39">b. Mathematical Notation</text:p>
      <text:p text:style-name="P15"/>
      <text:p text:style-name="P15">We have clarified our math notation to avoid any ambiguity.</text:p>
      <text:p text:style-name="P15"/>
      <text:p text:style-name="P16">c. <text:span text:style-name="T7">There are a lot of equations that were selected to fit the task / goals of this work, but it might be nice to add a little intuition about how you selected these parameters (and maybe what didn't work) so readers can get useful insight from your work.</text:span></text:p>
      <text:p text:style-name="P16"/>
      <text:p text:style-name="P17">We have provided better intuition for why the different components work. However, we would argue the idea of intent disambiguation, as presented in the paper, only assumes the existence of an intent inference mechanism that actively maintains and updates a probability distribution over goals. The disambiguation metric concerns itself with how the 'shape' of the probability distribution changes as a result of user commands <text:span text:style-name="T33">and is not dependent on the specific task.</text:span> In the context of assistive robotic manipulation we are concerned about how the distribution changes as a result of user operation in specific control modes and we are interested in characterizing the control modes. We have expanded our discussion section to include some more insights regarding what did not work as well. </text:p>
      <text:p text:style-name="P18"/>
      <text:p text:style-name="P19"><text:span text:style-name="T6">(</text:span><text:span text:style-name="T8">d</text:span><text:span text:style-name="T6">) Can you compare your methods to some baseline techniques for intent / goal inference? <text:s/>The results show how well your approach works, but doesn't give compare to baselines</text:span>.</text:p>
      <text:p text:style-name="P19"/>
      <text:p text:style-name="P20">We have provided a baseline performance against a standard heuristic approach based on <text:span text:style-name="T42">a Bayesian approach.</text:span> (Dragan et al.). <text:span text:style-name="T22">In our comparison within a dummy context consisting of 3 discrete goals, we </text:span><text:soft-page-break/><text:span text:style-name="T22">show that our approach is able to perform as well as the Bayesian approach (and in some situations better). </text:span></text:p>
      <text:p text:style-name="P25"/>
      <text:p text:style-name="P19"/>
      <text:p text:style-name="P40">(<text:span text:style-name="T34">e</text:span>) Please discuss how this would be useful in other applications (e.g. how would this extend to cases where there are less discrete goals) so readers can gain insight and use it in their work.</text:p>
      <text:p text:style-name="P15"/>
      <text:p text:style-name="P19">We have a<text:span text:style-name="T23">ddressed</text:span> this in the discussion section. </text:p>
      <text:p text:style-name="P15"/>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25:54.608528386</meta:creation-date>
    <meta:generator>LibreOffice/4.2.8.2$Linux_X86_64 LibreOffice_project/420m0$Build-2</meta:generator>
    <dc:date>2018-05-03T23:40:28.398656821</dc:date>
    <meta:editing-duration>P1DT15H6M9S</meta:editing-duration>
    <meta:editing-cycles>58</meta:editing-cycles>
    <meta:document-statistic meta:table-count="0" meta:image-count="0" meta:object-count="0" meta:page-count="5" meta:paragraph-count="56" meta:word-count="2011" meta:character-count="12546" meta:non-whitespace-character-count="10552"/>
  </office:meta>
</office:document-meta>
</file>